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30971D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4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5" style:family="paragraph" style:parent-style-name="Contents_20_1">
      <style:paragraph-properties fo:line-height="200%"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line-height="200%" fo:text-align="center" style:justify-single-word="false"/>
    </style:style>
    <style:style style:name="P17" style:family="paragraph" style:parent-style-name="Heading_20_1" style:master-page-name="Standard">
      <style:paragraph-properties style:page-number="1"/>
    </style:style>
    <style:style style:name="P18" style:family="paragraph" style:parent-style-name="Style36">
      <style:paragraph-properties fo:margin-top="0.025cm" fo:margin-bottom="0cm" style:contextual-spacing="false" fo:text-align="center" style:justify-single-word="false" fo:orphans="2" fo:widows="2"/>
      <style:text-properties officeooo:paragraph-rsid="004e090c"/>
    </style:style>
    <style:style style:name="P19" style:family="paragraph" style:parent-style-name="Style9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>
        <style:tab-stops>
          <style:tab-stop style:position="4.953cm"/>
        </style:tab-stops>
      </style:paragraph-properties>
      <style:text-properties officeooo:paragraph-rsid="004e090c"/>
    </style:style>
    <style:style style:name="P20" style:family="paragraph" style:parent-style-name="Style9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>
        <style:tab-stops>
          <style:tab-stop style:position="4.953cm"/>
        </style:tab-stops>
      </style:paragraph-properties>
      <style:text-properties officeooo:paragraph-rsid="004e090c"/>
    </style:style>
    <style:style style:name="P21" style:family="paragraph" style:parent-style-name="Style9" style:master-page-name="">
      <style:paragraph-properties fo:margin-left="0cm" fo:margin-right="0cm" fo:line-height="150%" fo:orphans="2" fo:widows="2" fo:text-indent="0cm" style:auto-text-indent="false" style:page-number="auto">
        <style:tab-stops>
          <style:tab-stop style:position="4.953cm"/>
        </style:tab-stops>
      </style:paragraph-properties>
      <style:text-properties officeooo:paragraph-rsid="004e090c"/>
    </style:style>
    <style:style style:name="P22" style:family="paragraph" style:parent-style-name="Style9">
      <style:paragraph-properties fo:margin-left="0cm" fo:margin-right="0cm" fo:line-height="150%" fo:orphans="2" fo:widows="2" fo:text-indent="0cm" style:auto-text-indent="false">
        <style:tab-stops>
          <style:tab-stop style:position="4.953cm"/>
        </style:tab-stops>
      </style:paragraph-properties>
      <style:text-properties officeooo:paragraph-rsid="004e090c"/>
    </style:style>
    <style:style style:name="P23" style:family="paragraph" style:parent-style-name="Style9" style:master-page-name="">
      <style:paragraph-properties fo:margin-left="0cm" fo:margin-right="0cm" fo:line-height="150%" fo:orphans="2" fo:widows="2" fo:text-indent="0cm" style:auto-text-indent="false" style:page-number="auto">
        <style:tab-stops>
          <style:tab-stop style:position="4.953cm"/>
        </style:tab-stops>
      </style:paragraph-properties>
      <style:text-properties officeooo:paragraph-rsid="004e090c"/>
    </style:style>
    <style:style style:name="P24" style:family="paragraph" style:parent-style-name="Style9" style:master-page-name="">
      <style:paragraph-properties fo:margin-left="0cm" fo:margin-right="0cm" fo:line-height="150%" fo:orphans="2" fo:widows="2" fo:text-indent="0cm" style:auto-text-indent="false" style:page-number="auto">
        <style:tab-stops>
          <style:tab-stop style:position="4.953cm"/>
        </style:tab-stops>
      </style:paragraph-properties>
      <style:text-properties officeooo:paragraph-rsid="004e090c"/>
    </style:style>
    <style:style style:name="P25" style:family="paragraph" style:parent-style-name="Style9" style:master-page-name="">
      <style:paragraph-properties fo:margin-left="0cm" fo:margin-right="0cm" fo:line-height="150%" fo:orphans="2" fo:widows="2" fo:text-indent="0cm" style:auto-text-indent="false" style:page-number="auto">
        <style:tab-stops>
          <style:tab-stop style:position="4.953cm"/>
        </style:tab-stops>
      </style:paragraph-properties>
      <style:text-properties officeooo:paragraph-rsid="004e090c"/>
    </style:style>
    <style:style style:name="P26" style:family="paragraph" style:parent-style-name="Style9">
      <style:paragraph-properties fo:margin-left="0cm" fo:margin-right="0cm" fo:line-height="150%" fo:orphans="2" fo:widows="2" fo:text-indent="0cm" style:auto-text-indent="false">
        <style:tab-stops>
          <style:tab-stop style:position="4.953cm"/>
        </style:tab-stops>
      </style:paragraph-properties>
      <style:text-properties officeooo:paragraph-rsid="004f8c51"/>
    </style:style>
    <style:style style:name="P27" style:family="paragraph" style:parent-style-name="Style9">
      <style:paragraph-properties fo:margin-left="0.626cm" fo:margin-right="0cm" fo:line-height="100%" fo:text-align="start" style:justify-single-word="false" fo:orphans="2" fo:widows="2" fo:text-indent="0cm" style:auto-text-indent="false">
        <style:tab-stops>
          <style:tab-stop style:position="4.953cm"/>
        </style:tab-stops>
      </style:paragraph-properties>
      <style:text-properties officeooo:paragraph-rsid="004e090c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" fo:font-size="13pt" fo:font-weight="normal" officeooo:rsid="004d7fdb" officeooo:paragraph-rsid="004d7fdb" style:font-name-asian="Microsoft YaHei" style:font-size-asian="13pt" style:font-weight-asian="normal" style:font-name-complex="Arial1" style:font-size-complex="13pt" style:font-weight-complex="normal"/>
    </style:style>
    <style:style style:name="P29" style:family="paragraph" style:parent-style-name="Text_20_body">
      <style:text-properties officeooo:rsid="0005a9e8" officeooo:paragraph-rsid="0005a9e8"/>
    </style:style>
    <style:style style:name="P30" style:family="paragraph" style:parent-style-name="Text_20_body">
      <style:paragraph-properties fo:line-height="200%"/>
      <style:text-properties officeooo:rsid="0005a9e8" officeooo:paragraph-rsid="0005a9e8"/>
    </style:style>
    <style:style style:name="P31" style:family="paragraph" style:parent-style-name="Title" style:master-page-name="sin_20_numeracion">
      <style:paragraph-properties fo:line-height="100%"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32" style:family="paragraph" style:parent-style-name="Title">
      <style:text-properties officeooo:rsid="0005a9e8" officeooo:paragraph-rsid="0005a9e8"/>
    </style:style>
    <style:style style:name="P33" style:family="paragraph" style:parent-style-name="Title">
      <style:text-properties officeooo:rsid="0049dd0e" officeooo:paragraph-rsid="004f85cc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style:rfc-language-tag="es-ES-u-co-trad" fo:language="es" fo:country="ES" fo:font-weight="normal" style:rfc-language-tag-asian="es-ES-u-co-trad" style:language-asian="es" style:country-asian="ES" style:font-weight-asian="normal" style:font-weight-complex="normal"/>
    </style:style>
    <style:style style:name="T5" style:family="text">
      <style:text-properties style:rfc-language-tag="es-ES-u-co-trad" fo:language="es" fo:country="ES" fo:font-weight="normal" officeooo:rsid="002068a8" style:rfc-language-tag-asian="es-ES-u-co-trad" style:language-asian="es" style:country-asian="ES" style:font-weight-asian="normal" style:font-weight-complex="normal"/>
    </style:style>
    <style:style style:name="T6" style:family="text">
      <style:text-properties style:rfc-language-tag="es-ES-u-co-trad" fo:language="es" fo:country="ES" fo:font-weight="normal" officeooo:rsid="002307e4" style:rfc-language-tag-asian="es-ES-u-co-trad" style:language-asian="es" style:country-asian="ES" style:font-weight-asian="normal" style:font-weight-complex="normal"/>
    </style:style>
    <style:style style:name="T7" style:family="text">
      <style:text-properties style:rfc-language-tag="es-ES-u-co-trad" fo:language="es" fo:country="ES" fo:font-weight="normal" officeooo:rsid="0021663e" style:rfc-language-tag-asian="es-ES-u-co-trad" style:language-asian="es" style:country-asian="ES" style:font-weight-asian="normal" style:font-weight-complex="normal"/>
    </style:style>
    <style:style style:name="T8" style:family="text">
      <style:text-properties style:rfc-language-tag="es-ES-u-co-trad" fo:language="es" fo:country="ES" fo:font-weight="normal" officeooo:rsid="004f8c51" style:rfc-language-tag-asian="es-ES-u-co-trad" style:language-asian="es" style:country-asian="ES" style:font-weight-asian="normal" style:font-weight-complex="normal"/>
    </style:style>
    <style:style style:name="T9" style:family="text">
      <style:text-properties style:rfc-language-tag="es-ES-u-co-trad" fo:language="es" fo:country="ES" style:rfc-language-tag-asian="es-ES-u-co-trad" style:language-asian="es" style:country-asian="ES"/>
    </style:style>
    <style:style style:name="T10" style:family="text">
      <style:text-properties style:rfc-language-tag="es-ES-u-co-trad" fo:language="es" fo:country="ES" fo:font-weight="bold" style:rfc-language-tag-asian="es-ES-u-co-trad" style:language-asian="es" style:country-asian="ES" style:font-weight-asian="bold" style:font-weight-complex="bold"/>
    </style:style>
    <style:style style:name="T11" style:family="text">
      <style:text-properties style:rfc-language-tag="es-ES-u-co-trad" fo:language="es" fo:country="ES" fo:font-weight="bold" officeooo:rsid="001da4a2" style:rfc-language-tag-asian="es-ES-u-co-trad" style:language-asian="es" style:country-asian="ES" style:font-weight-asian="bold" style:font-weight-complex="bold"/>
    </style:style>
    <style:style style:name="T12" style:family="text">
      <style:text-properties style:rfc-language-tag="es-ES-u-co-trad" fo:language="es" fo:country="ES" fo:font-weight="bold" officeooo:rsid="004f8c51" style:rfc-language-tag-asian="es-ES-u-co-trad" style:language-asian="es" style:country-asian="ES" style:font-weight-asian="bold" style:font-weight-complex="bold"/>
    </style:style>
    <style:style style:name="T13" style:family="text">
      <style:text-properties officeooo:rsid="004e090c"/>
    </style:style>
    <style:style style:name="T14" style:family="text">
      <style:text-properties officeooo:rsid="004f85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IFP C<text:span text:style-name="T2">ésar Manrique.</text:span></text:p>
      <text:p text:style-name="P28"><text:bookmark-start text:name="Materia"/><text:span text:style-name="T13">M</text:span>ódulo de Proyecto de 3º DAW <text:bookmark-end text:name="Materia"/></text:p>
      <text:p text:style-name="P28">Profesor: José David Díaz Díaz<text:line-break/><text:span text:style-name="T13">Profesora invitada: María Serena Hajjawi Fernández</text:span></text:p>
      <text:p text:style-name="P6"/>
      <text:p text:style-name="P6"/>
      <text:p text:style-name="P5"/>
      <text:p text:style-name="P5"/>
      <text:p text:style-name="P13"/>
      <text:p text:style-name="P5"/>
      <text:p text:style-name="P33"><text:bookmark-start text:name="Nombre"/>ANTEPROYECTO PARA SOLICITAR LA REALIZACIÓN DEL MÓDULO <text:span text:style-name="T1">PROYECTO</text:span>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bookmark-start text:name="autor"/><text:span text:style-name="T14">Juan Carlos Francisco Mesa</text:span>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0" text:anchor-type="char" svg:width="2.328cm" svg:height="0.82cm" draw:z-index="0"><draw:image xlink:href="Pictures/10000001000000580000001F30971D94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5"><text:a xlink:type="simple" xlink:href="#__RefHeading___Toc1837_437274313" text:style-name="Index_20_Link" text:visited-style-name="Index_20_Link">OBJETIVOS<text:tab/>1</text:a></text:p>
          <text:p text:style-name="P15"><text:a xlink:type="simple" xlink:href="#__RefHeading___Toc1839_437274313" text:style-name="Index_20_Link" text:visited-style-name="Index_20_Link">PREANALISIS DE LO EXISTENTE (Opcional)<text:tab/>1</text:a></text:p>
          <text:p text:style-name="P15"><text:a xlink:type="simple" xlink:href="#__RefHeading___Toc1841_437274313" text:style-name="Index_20_Link" text:visited-style-name="Index_20_Link">PREANÁLISIS DEL SISTEMA<text:tab/>1</text:a></text:p>
          <text:p text:style-name="P15"><text:a xlink:type="simple" xlink:href="#__RefHeading___Toc1843_437274313" text:style-name="Index_20_Link" text:visited-style-name="Index_20_Link">PREDISEÑO DEL SISTEMA<text:tab/>1</text:a></text:p>
          <text:p text:style-name="P15"><text:a xlink:type="simple" xlink:href="#__RefHeading___Toc1845_437274313" text:style-name="Index_20_Link" text:visited-style-name="Index_20_Link">ESTIMACIÓN DE COSTES<text:tab/>2</text:a></text:p>
          <text:p text:style-name="P15"><text:a xlink:type="simple" xlink:href="#__RefHeading___Toc1847_437274313" text:style-name="Index_20_Link" text:visited-style-name="Index_20_Link">CONCLUSIÓN<text:tab/>2</text:a></text:p>
        </text:index-body>
      </text:table-of-content>
      <text:p text:style-name="P9"/>
      <text:p text:style-name="P9"/>
      <text:p text:style-name="P5"/>
      <text:p text:style-name="P5"/>
      <text:p text:style-name="P5"/>
      <text:p text:style-name="P5"><text:line-break/></text:p>
      <text:h text:style-name="P17" text:outline-level="1" text:is-list-header="true"><text:bookmark-start text:name="__RefHeading___Toc1837_437274313"/><text:span text:style-name="Font_20_Style59">OBJETIVOS</text:span><text:bookmark-end text:name="__RefHeading___Toc1837_437274313"/></text:h>
      <text:p text:style-name="P19"><text:span text:style-name="Font_20_Style59"><text:span text:style-name="T4">El objetivo principal del proyecto es desarrollar un software de gestión para centros geriátricos, </text:span></text:span><text:span text:style-name="Font_20_Style59"><text:span text:style-name="T5">principalmente,</text:span></text:span><text:span text:style-name="Font_20_Style59"><text:span text:style-name="T4"> que permita la organización, planificación, verificación y supervisión de l</text:span></text:span><text:span text:style-name="Font_20_Style59"><text:span text:style-name="T5">os distintos</text:span></text:span><text:span text:style-name="Font_20_Style59"><text:span text:style-name="T4"> servicios prestados a los residentes. Se busca facilitar la administración automatizada de estos centros, reduciendo el trabajo manual y mejorando la eficiencia </text:span></text:span><text:span text:style-name="Font_20_Style59"><text:span text:style-name="T5">en las operaciones diarias</text:span></text:span><text:span text:style-name="Font_20_Style59"><text:span text:style-name="T4">.</text:span></text:span></text:p>
      <text:p text:style-name="P20"><text:span text:style-name="Font_20_Style59"><text:span text:style-name="T4">Si bien el software está diseñado principalmente para instituciones geriátricas, se espera que pueda ser adaptado para su uso en otras instituciones con necesidades similares de gestión.</text:span></text:span></text:p>
      <text:h text:style-name="Heading_20_1" text:outline-level="1" text:is-list-header="true"><text:bookmark-start text:name="__RefHeading___Toc1839_437274313"/><text:span text:style-name="Font_20_Style59">PREANALISIS DE LO EXISTENTE (Opcional)</text:span><text:bookmark-end text:name="__RefHeading___Toc1839_437274313"/></text:h>
      <text:p text:style-name="P21"><text:span text:style-name="Font_20_Style59"><text:span text:style-name="T4">Actualmente, existen algunas soluciones similares en el mercado, pero con poca presencia en el sector. Se han identificado plataformas como:</text:span></text:span></text:p>
      <text:p text:style-name="P22"><text:a xlink:type="simple" xlink:href="https://resiflix.com/" text:style-name="Internet_20_link" text:visited-style-name="Visited_20_Internet_20_Link"><text:span text:style-name="Font_20_Style59">Resiflix</text:span></text:a><text:span text:style-name="Font_20_Style59"><text:span text:style-name="T4"> (https://resiflix.com)</text:span></text:span></text:p>
      <text:p text:style-name="P22"><text:a xlink:type="simple" xlink:href="https://www.ixissocialgest.com/" text:style-name="Internet_20_link" text:visited-style-name="Visited_20_Internet_20_Link"><text:span text:style-name="Font_20_Style59">Ixissocialgest</text:span></text:a><text:span text:style-name="Font_20_Style59"><text:span text:style-name="T4"> (https://www.ixissocialgest.com/)</text:span></text:span></text:p>
      <text:p text:style-name="P22"><text:a xlink:type="simple" xlink:href="https://www.ixissocialgest.com/" text:style-name="Internet_20_link" text:visited-style-name="Visited_20_Internet_20_Link"><text:span text:style-name="Font_20_Style59">Gestión de Residencias</text:span></text:a><text:span text:style-name="Font_20_Style59"><text:span text:style-name="T4"> (https://www.gestionderesidencias.es/)</text:span></text:span></text:p>
      <text:p text:style-name="P22"><text:a xlink:type="simple" xlink:href="https://www.geriges.com/" text:style-name="Internet_20_link" text:visited-style-name="Visited_20_Internet_20_Link"><text:span text:style-name="Font_20_Style59">Gériges</text:span></text:a><text:span text:style-name="Font_20_Style59"><text:span text:style-name="T4"> (https://www.geriges.com/)</text:span></text:span></text:p>
      <text:p text:style-name="P22"><text:span text:style-name="Font_20_Style59"><text:span text:style-name="T4">Sin embargo, en varios centros geriátricos, se pudo conocer por experiencias muy cercanas, que el trabajo sigue realizándose de forma manual, con registros de incidencias en papel, planificación de cuadrantes y gestión de actividades; lo cual representa <text:s/>una oportunidad para ofrecer una solución más accesible, modular y fácil de usar.</text:span></text:span></text:p>
      <text:h text:style-name="Heading_20_1" text:outline-level="1" text:is-list-header="true"><text:bookmark-start text:name="__RefHeading___Toc1841_437274313"/><text:span text:style-name="Font_20_Style59">PREANÁLISIS DEL SISTEMA</text:span><text:bookmark-end text:name="__RefHeading___Toc1841_437274313"/></text:h>
      <text:p text:style-name="P21"><text:span text:style-name="Font_20_Style59"><text:span text:style-name="T4">El software debe cumplir con los siguientes requisitos clave:</text:span></text:span></text:p>
      <text:p text:style-name="P22"><text:span text:style-name="Font_20_Style59"><text:span text:style-name="T10">Modularidad:</text:span></text:span><text:span text:style-name="Font_20_Style59"><text:span text:style-name="T4"> Debe permitir una instalación básica con funcionalidades esenciales y la posibilidad de expandirse con módulos adicionales.</text:span></text:span></text:p>
      <text:p text:style-name="P22"><text:span text:style-name="Font_20_Style59"><text:span text:style-name="T10">Gestión de usuarios: </text:span></text:span><text:span text:style-name="Font_20_Style59"><text:span text:style-name="T4">Registro de residentes, personal, familiares y otros actores involucrados, con distintos roles y niveles de acceso.</text:span></text:span></text:p>
      <text:p text:style-name="P22"><text:span text:style-name="Font_20_Style59"><text:span text:style-name="T10">Seguridad:</text:span></text:span><text:span text:style-name="Font_20_Style59"><text:span text:style-name="T4"> Implementación de autenticación y autorización con Laravel Breeze.</text:span></text:span></text:p>
      <text:p text:style-name="P22"><text:span text:style-name="Font_20_Style59"><text:span text:style-name="T4">Digitalización de procesos: Creación de un libro de incidencias OnLine y un calendario de eventos para los residentes.</text:span></text:span></text:p>
      <text:p text:style-name="P22"><text:span text:style-name="Font_20_Style59"><text:span text:style-name="T10">Accesibilidad:</text:span></text:span><text:span text:style-name="Font_20_Style59"><text:span text:style-name="T4"> Optimización para dispositivos móviles, con posibilidad de integración con QR o RFID para control de accesos.</text:span></text:span></text:p>
      <text:h text:style-name="Heading_20_1" text:outline-level="1" text:is-list-header="true"><text:bookmark-start text:name="__RefHeading___Toc1843_437274313"/><text:span text:style-name="Font_20_Style59">PREDISEÑO DEL SISTEMA</text:span><text:bookmark-end text:name="__RefHeading___Toc1843_437274313"/></text:h>
      <text:p text:style-name="P22"><text:span text:style-name="Font_20_Style59"><text:span text:style-name="T10">Servidor:</text:span></text:span><text:span text:style-name="Font_20_Style59"><text:span text:style-name="T4"> Contratación de un servidor en la nube basado en Linux.</text:span></text:span></text:p>
      <text:p text:style-name="P22"><text:soft-page-break/><text:span text:style-name="Font_20_Style59"><text:span text:style-name="T10">Backend: </text:span></text:span><text:span text:style-name="Font_20_Style59"><text:span text:style-name="T4">PHP con Laravel</text:span></text:span></text:p>
      <text:p text:style-name="P22"><text:span text:style-name="Font_20_Style59"><text:span text:style-name="T10">Frontend: </text:span></text:span><text:span text:style-name="Font_20_Style59"><text:span text:style-name="T4">HTML, CSS, JavaScript</text:span></text:span></text:p>
      <text:p text:style-name="P22"><text:span text:style-name="Font_20_Style59"><text:span text:style-name="T10">Gestión de dependencias: </text:span></text:span><text:span text:style-name="Font_20_Style59"><text:span text:style-name="T4">Composer y NPM</text:span></text:span></text:p>
      <text:p text:style-name="P22"><text:span text:style-name="Font_20_Style59"><text:span text:style-name="T10">Control de versiones:</text:span></text:span><text:span text:style-name="Font_20_Style59"><text:span text:style-name="T4"> Git</text:span></text:span></text:p>
      <text:p text:style-name="P22"><text:span text:style-name="Font_20_Style59"><text:span text:style-name="T10">Contenedores: </text:span></text:span><text:span text:style-name="Font_20_Style59"><text:span text:style-name="T4">Docker</text:span></text:span></text:p>
      <text:p text:style-name="P26"><text:span text:style-name="Font_20_Style59"><text:span text:style-name="T10">Base de datos </text:span></text:span><text:span text:style-name="Font_20_Style59"><text:span text:style-name="T12">en </text:span></text:span><text:span text:style-name="Font_20_Style59"><text:span text:style-name="T10">Producción: </text:span></text:span><text:span text:style-name="Font_20_Style59"><text:span text:style-name="T4">MySQL </text:span></text:span><text:span text:style-name="Font_20_Style59"><text:span text:style-name="T8">o MariaDB</text:span></text:span></text:p>
      <text:p text:style-name="P26"><text:span text:style-name="Font_20_Style59"><text:span text:style-name="T10">Base de datos </text:span></text:span><text:span text:style-name="Font_20_Style59"><text:span text:style-name="T12">en </text:span></text:span><text:span text:style-name="Font_20_Style59"><text:span text:style-name="T10">Testing: </text:span></text:span><text:span text:style-name="Font_20_Style59"><text:span text:style-name="T4">SQLite</text:span></text:span></text:p>
      <text:p text:style-name="P22"><text:span text:style-name="Font_20_Style59"><text:span text:style-name="T10">Almacenamiento en la nube: </text:span></text:span><text:span text:style-name="Font_20_Style59"><text:span text:style-name="T4">Necesario para documentos y archivos multimedia.</text:span></text:span></text:p>
      <text:p text:style-name="P22"><text:span text:style-name="Font_20_Style59"><text:span text:style-name="T4">Tablets o terminales en puntos estratégicos de las residencias para el personal.</text:span></text:span></text:p>
      <text:p text:style-name="P22"><text:span text:style-name="Font_20_Style59"><text:span text:style-name="T4">Escaneo de QR o RFID para identificación y control de accesos.</text:span></text:span></text:p>
      <text:h text:style-name="Heading_20_1" text:outline-level="1" text:is-list-header="true"><text:bookmark-start text:name="__RefHeading___Toc1845_437274313"/><text:span text:style-name="Font_20_Style59">ESTIMACIÓN DE COSTES</text:span><text:bookmark-end text:name="__RefHeading___Toc1845_437274313"/></text:h>
      <text:p text:style-name="P21"><text:span text:style-name="Font_20_Style59"><text:span text:style-name="T10">Tiempo estimado de desarrollo:</text:span></text:span></text:p>
      <text:p text:style-name="P22"><text:span text:style-name="Font_20_Style59"><text:span text:style-name="T4">La primera versión funcional del sistema (registro de usuarios, libro de incidencias y calendario de eventos) se estima en seis semanas. (4hr/sem x 6sem x 50€/hr = 1.200,00 €).</text:span></text:span></text:p>
      <text:p text:style-name="P22"><text:span text:style-name="Font_20_Style59"><text:span text:style-name="T10">Servidor en la nube:</text:span></text:span><text:span text:style-name="Font_20_Style59"><text:span text:style-name="T4"> Opciones evaluadas: DigitalOcean, Linode, AWS o Vultr.</text:span></text:span></text:p>
      <text:p text:style-name="P22"><text:span text:style-name="Font_20_Style59"><text:span text:style-name="T10">Dominio web:</text:span></text:span><text:span text:style-name="Font_20_Style59"><text:span text:style-name="T4"> ~$10-15 €/año.</text:span></text:span></text:p>
      <text:p text:style-name="P22"><text:span text:style-name="Font_20_Style59"><text:span text:style-name="T4">Certificado SSL: Let's Encrypt (gratis) o versiones pagas si es necesario.</text:span></text:span></text:p>
      <text:h text:style-name="Heading_20_1" text:outline-level="1" text:is-list-header="true"><text:bookmark-start text:name="__RefHeading___Toc1847_437274313"/><text:span text:style-name="Font_20_Style59">CONCLUSIÓN</text:span><text:bookmark-end text:name="__RefHeading___Toc1847_437274313"/></text:h>
      <text:p text:style-name="P21"><text:span text:style-name="Font_20_Style59"><text:span text:style-name="T4">El desarrollo de un software de gestión para residencias geriátricas en Tenerife representa una oportunidad significativa para modernizar y optimizar la administración de estos centros. Con un mercado potencial de 81 residencias y aproximadamente 5.400 plazas, existe una demanda clara de soluciones como la que aquí se presenta, sin entrar a considerar su viabilidad, lo cual no es tema de anteproyecto.</text:span></text:span></text:p>
      <text:p text:style-name="P22"><text:span text:style-name="Font_20_Style59"><text:span text:style-name="T4">Al adoptar un modelo de precios competitivo que combina una tarifa fija mensual con un costo por usuario, se ofrece flexibilidad y escalabilidad a las instituciones, facilitando su adopción.</text:span></text:span></text:p>
      <text:p text:style-name="P22"><text:span text:style-name="Font_20_Style59"><text:span text:style-name="T4">Además, la posibilidad de expandir el mercado más allá de Tenerife, aprovechando la escalabilidad del software y su adaptación a diferentes entornos, abre nuevas oportunidades de crecimiento y consolidación en el sector.</text:span></text:span></text:p>
      <text:p text:style-name="P22"><text:span text:style-name="Font_20_Style59"><text:span text:style-name="T4">En resumen, este proyecto no solo busca rentabilidad económica, sino también aportar valor real al sector geriátrico, mejorando la calidad de vida de los residentes y facilitando la labor de los profesionales a través de herramientas tecnológicas.</text:span></text:span></text:p>
      <text:p text:style-name="P22"><text:span text:style-name="Font_20_Style59"><text:span text:style-name="T4"/></text:span></text:p>
      <text:p text:style-name="P4"><text:a xlink:type="simple" xlink:href="#Índice" text:style-name="Internet_20_link" text:visited-style-name="Visited_20_Internet_20_Link"><text:span text:style-name="T3">Volver al índic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yle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Font_20_Style59" style:display-name="Font Style59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nt_20_Style57" style:display-name="Font Style57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2cm" fo:margin-bottom="2.00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44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svg:height="1.52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NTEPROYECTO PARA SOLICITAR LA REALIZACIÓN DEL MÓDULO PROYECTO</text:bookmark-ref></text:p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1:30:42.830829210</meta:creation-date>
    <meta:editing-duration>PT15M20S</meta:editing-duration>
    <meta:editing-cycles>3</meta:editing-cycles>
    <meta:generator>LibreOffice/24.2.7.2$Linux_X86_64 LibreOffice_project/420$Build-2</meta:generator>
    <dc:title>informes Cesar Manrique</dc:title>
    <dc:date>2025-02-22T15:45:22.740698800</dc:date>
    <meta:print-date>2025-02-22T15:45:41.510458709</meta:print-date>
    <meta:printed-by>Archivos PDF</meta:printed-by>
    <meta:document-statistic meta:table-count="0" meta:image-count="1" meta:object-count="0" meta:page-count="6" meta:paragraph-count="59" meta:word-count="666" meta:character-count="4654" meta:non-whitespace-character-count="4041"/>
    <meta:template xlink:type="simple" xlink:actuate="onRequest" xlink:title="informes Cesar Manrique" xlink:href="../../../../../informes%20Cesar%20Manrique1.ott" meta:date="2025-02-22T11:30:42.658647869"/>
  </office:meta>
</office:document-meta>
</file>